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849f8"/>
    </style:style>
    <style:style style:name="P2" style:family="paragraph" style:parent-style-name="Preformatted_20_Text">
      <style:text-properties fo:font-size="14pt" officeooo:paragraph-rsid="001849f8" style:font-size-asian="14pt" style:font-size-complex="14pt"/>
    </style:style>
    <style:style style:name="P3" style:family="paragraph" style:parent-style-name="Preformatted_20_Text">
      <style:text-properties fo:font-size="12pt" officeooo:paragraph-rsid="001849f8" style:font-size-asian="12pt" style:font-size-complex="12pt"/>
    </style:style>
    <style:style style:name="P4" style:family="paragraph" style:parent-style-name="Preformatted_20_Text">
      <style:text-properties fo:font-size="12pt" officeooo:paragraph-rsid="001dc6c3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CE368 Project5 Report <text:s/>Yinuo Li</text:p>
      <text:p text:style-name="P2"/>
      <text:p text:style-name="P1"/>
      <text:p text:style-name="P3">I used Adjacency-list to store the weight from vertex to vertex. And the vertices in my data structure are the '1's in the same column which are linked together. </text:p>
      <text:p text:style-name="P3">An adjacency-list representation is as follows:</text:p>
      <text:p text:style-name="P3">- A linked list of all vertices of the graph</text:p>
      <text:p text:style-name="P3">- Each node has a list of emanating edges</text:p>
      <text:p text:style-name="P3">- Each edge links to its graph vetex</text:p>
      <text:p text:style-name="P1"><text:span text:style-name="T1">- The weight field in each edge stores the distance of the two vertices</text:span> </text:p>
      <text:p text:style-name="P1"/>
      <text:p text:style-name="P4">I used a two dimensional array to store the vertices. Suppose c is the column difference between two vertices,r is the row difference between two vertices, and d is the difference between c and r. </text:p>
      <text:p text:style-name="P4">If d == 0; w = 2r;</text:p>
      <text:p text:style-name="P4">if d = c – r &gt; 0; w = 2r + 2d – 1;</text:p>
      <text:p text:style-name="P4">if d = c – r &lt; 0; w = 2c – 1 + 2d;</text:p>
      <text:p text:style-name="P4"/>
      <text:p text:style-name="P4">I used BellmanFord Algorithm to calculate the turns.</text:p>
      <text:p text:style-name="P4"/>
      <text:p text:style-name="P4">Time complexity of construction of the data structure: O(v^2)</text:p>
      <text:p text:style-name="P4">Time complexity of computation of the turns: O(v^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9T17:40:10</dc:date>
    <dc:creator>Yinuo Li</dc:creator>
    <meta:generator>LibreOffice/4.0.4.2$Linux_X86_64 LibreOffice_project/400m0$Build-2</meta:generator>
    <meta:editing-duration>PT14M33S</meta:editing-duration>
    <meta:editing-cycles>7</meta:editing-cycles>
    <meta:document-statistic meta:table-count="0" meta:image-count="0" meta:object-count="0" meta:page-count="1" meta:paragraph-count="14" meta:word-count="174" meta:character-count="881" meta:non-whitespace-character-count="713"/>
  </office:meta>
</office:document-meta>
</file>